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42,932,112,676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41,408,960,845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9,892,551,126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8,587,017,887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6,847,643,521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4,454,440,140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1,634,561,690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9,524,149,154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7,133,804,225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4,537,876,056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2,657,662,392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7,110,587,447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5,056,929,760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2,588,665,303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1,411,390,409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0,195,660,789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9,582,453,032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,975,689,844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8,460,424,400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8,149,106,064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7,912,327,362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7,246,188,575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6,928,359,238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4:31:18.550540421</dc:date>
    <meta:editing-duration>PT3H23M18S</meta:editing-duration>
    <meta:editing-cycles>85</meta:editing-cycles>
    <meta:generator>LibreOffice/7.2.6.2$Linux_X86_64 LibreOffice_project/20$Build-2</meta:generator>
    <meta:document-statistic meta:table-count="1" meta:cell-count="48" meta:object-count="0"/>
  </office:meta>
</office:document-meta>
</file>